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Preformatted_20_Text">
      <style:paragraph-properties fo:padding="0.049cm" fo:border="0.06pt solid #e5e7eb"/>
    </style:style>
    <style:style style:name="P4" style:family="paragraph" style:parent-style-name="Preformatted_20_Text">
      <style:paragraph-properties fo:margin-top="0cm" fo:margin-bottom="0.499cm" style:contextual-spacing="false" fo:padding="0.049cm" fo:border="0.06pt solid #e5e7eb"/>
    </style:style>
    <style:style style:name="P5" style:family="paragraph" style:parent-style-name="Heading_20_3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Módulos nativos</text:span></text:span></text:h>
      <text:p text:style-name="P1"/>
      <text:p text:style-name="P1">Módulos nativos são módulos que já vêm instalados com o Node.js, como : http, fs, path, url e outros. Os módulos nativos ajudam no o desempenho e segurança pois são mantidos oficialmente pelo node.js evitandando assim dependências externas desnecessárias.</text:p>
      <text:p text:style-name="P1"><text:span text:style-name="Strong_20_Emphasis"><text:span text:style-name="T1">Ex:</text:span></text:span></text:p>
      <text:p text:style-name="P2">import { createServer } from 'http';</text:p>
      <text:p text:style-name="P3"/>
      <text:p text:style-name="P3">const hostname = '127.0.0.1';</text:p>
      <text:p text:style-name="P3">const port = 3000;</text:p>
      <text:p text:style-name="P3"/>
      <text:p text:style-name="P3">const server = createServer((req, res) =&gt; {</text:p>
      <text:p text:style-name="P3">  res.statusCode = 200;</text:p>
      <text:p text:style-name="P3">  res.setHeader('Content-Type', 'text/plain');</text:p>
      <text:p text:style-name="P3">  res.write('Hello World!');</text:p>
      <text:p text:style-name="P3">  res.end();</text:p>
      <text:p text:style-name="P3">});</text:p>
      <text:p text:style-name="P3"/>
      <text:p text:style-name="P4">server.listen(port);</text:p>
      <text:p text:style-name="P1"/>
      <text:h text:style-name="P5" text:outline-level="3"><text:span text:style-name="Strong_20_Emphasis"><text:span text:style-name="T1">Módulos públicos</text:span></text:span></text:h>
      <text:p text:style-name="P1"/>
      <text:p text:style-name="P1">Módulos Públicos são módulos desenvolvidos pela comunidade disponíveis no<text:span text:style-name="Strong_20_Emphasis"><text:span text:style-name="T1"> </text:span></text:span>npm (Node Package Manager), como: express, mongoose, cors e outros. Os módulos públicos nos ajudam a economizar tempo, fornecendo soluções prontas para problemas comuns (roteamento, requisições HTTP, conexão com banco de dados).</text:p>
      <text:p text:style-name="P1"><text:span text:style-name="Strong_20_Emphasis"><text:span text:style-name="T1">Ex:</text:span></text:span></text:p>
      <text:p text:style-name="P2">import express from 'express';</text:p>
      <text:p text:style-name="P3">import { resolve } from 'path';</text:p>
      <text:p text:style-name="P3"/>
      <text:p text:style-name="P3">const app = express();</text:p>
      <text:p text:style-name="P3"/>
      <text:p text:style-name="P3">app.get('/', (req, res) =&gt; {</text:p>
      <text:p text:style-name="P3"><text:s text:c="2"/>res.sendFile(resolve('./index.html'));</text:p>
      <text:p text:style-name="P3">});</text:p>
      <text:p text:style-name="P3"/>
      <text:p text:style-name="P4">app.listen(3000);</text:p>
      <text:p text:style-name="P1"/>
      <text:p text:style-name="P1"><text:span text:style-name="Strong_20_Emphasis"><text:span text:style-name="T1">Módulos criados pelo usuário</text:span></text:span></text:p>
      <text:p text:style-name="P1"/>
      <text:p text:style-name="P1">Módulos criados pelo usuário são arquivos que você mesmo escreve dentro do seu projeto. Eles deixam o código mais organizado, legível e reutilizável. Também facilitam a manutenção, os testes e a escalabilidade da aplicação, já que cada módulo pode cuidar de uma parte específica do <text:soft-page-break/>sistema. Normalmente, são usados para organizar funcionalidades como rotas, lógica de negócios, utilitários ou serviços.</text:p>
      <text:p text:style-name="P1"><text:span text:style-name="Strong_20_Emphasis"><text:span text:style-name="T1">Ex:</text:span></text:span></text:p>
      <text:p text:style-name="P2">// 1º módulo criado pelo usuário</text:p>
      <text:p text:style-name="P3"><text:s text:c="8"/>export function soma(a, b) {</text:p>
      <text:p text:style-name="P3"><text:s text:c="8"/>return a + b;</text:p>
      <text:p text:style-name="P3"><text:s text:c="8"/>}</text:p>
      <text:p text:style-name="P3"/>
      <text:p text:style-name="P3">// 2º módulo criado pelo usuário</text:p>
      <text:p text:style-name="P3"><text:s text:c="8"/>import { soma} from './mathUtils.js';</text:p>
      <text:p text:style-name="P4"><text:s text:c="8"/>console.log(soma(5, 3))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00:14:53.908072500</meta:creation-date>
    <dc:date>2025-08-24T00:15:46.637671300</dc:date>
    <meta:editing-duration>PT53S</meta:editing-duration>
    <meta:editing-cycles>1</meta:editing-cycles>
    <meta:document-statistic meta:table-count="0" meta:image-count="0" meta:object-count="0" meta:page-count="2" meta:paragraph-count="33" meta:word-count="233" meta:character-count="1664" meta:non-whitespace-character-count="1413"/>
    <meta:generator>LibreOffice/25.2.5.2$Windows_X86_64 LibreOffice_project/03d19516eb2e1dd5d4ccd751a0d6f35f35e08022</meta:generator>
  </office:meta>
</office:document-meta>
</file>